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0">
      <style:table-cell-properties fo:wrap-option="wrap"/>
    </style:style>
    <style:style style:name="ce3" style:family="table-cell" style:parent-style-name="Default" style:data-style-name="N110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2-layer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office:value-type="string">
            <text:p>thickness [mm]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,5</text:p>
          </table:table-cell>
          <table:table-cell table:formula="of:=[.F4]*1.37" office:value-type="float" office:value="0.685">
            <text:p>0,685</text:p>
          </table:table-cell>
          <table:table-cell table:formula="of:=[.G4]/1000*25.4*1000" office:value-type="float" office:value="17.399">
            <text:p>17,399</text:p>
          </table:table-cell>
          <table:table-cell table:formula="of:=[.H4]/1000" office:value-type="float" office:value="0.017399">
            <text:p>0,017399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 office:value-type="string">
            <text:p>-</text:p>
          </table:table-cell>
          <table:table-cell office:value-type="float" office:value="4.2">
            <text:p>4,2</text:p>
          </table:table-cell>
          <table:table-cell/>
          <table:table-cell office:value-type="float" office:value="39">
            <text:p>39</text:p>
          </table:table-cell>
          <table:table-cell table:formula="of:=[.G5]/1000*25.4*1000" office:value-type="float" office:value="990.6">
            <text:p>990,6</text:p>
          </table:table-cell>
          <table:table-cell table:formula="of:=[.H5]/1000" office:value-type="float" office:value="0.9906">
            <text:p>0,9906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,5</text:p>
          </table:table-cell>
          <table:table-cell table:formula="of:=[.F6]*1.37" office:value-type="float" office:value="0.685">
            <text:p>0,685</text:p>
          </table:table-cell>
          <table:table-cell table:formula="of:=[.G6]/1000*25.4*1000" office:value-type="float" office:value="17.399">
            <text:p>17,399</text:p>
          </table:table-cell>
          <table:table-cell table:formula="of:=[.H6]/1000" office:value-type="float" office:value="0.017399">
            <text:p>0,017399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SUM([.I4:.I6])" office:value-type="float" office:value="1.025398">
            <text:p>1,0253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office:value-type="string">
            <text:p>thickness [mm]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,5</text:p>
          </table:table-cell>
          <table:table-cell table:formula="of:=[.F10]*1.37" office:value-type="float" office:value="0.685">
            <text:p>0,685</text:p>
          </table:table-cell>
          <table:table-cell table:formula="of:=[.G10]/1000*25.4*1000" office:value-type="float" office:value="17.399">
            <text:p>17,399</text:p>
          </table:table-cell>
          <table:table-cell table:formula="of:=[.H10]/1000" office:value-type="float" office:value="0.017399">
            <text:p>0,017399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 office:value-type="string">
            <text:p>-</text:p>
          </table:table-cell>
          <table:table-cell office:value-type="float" office:value="4.2">
            <text:p>4,2</text:p>
          </table:table-cell>
          <table:table-cell/>
          <table:table-cell office:value-type="float" office:value="59">
            <text:p>59</text:p>
          </table:table-cell>
          <table:table-cell table:formula="of:=[.G11]/1000*25.4*1000" office:value-type="float" office:value="1498.6">
            <text:p>1498,6</text:p>
          </table:table-cell>
          <table:table-cell table:formula="of:=[.H11]/1000" office:value-type="float" office:value="1.4986">
            <text:p>1,4986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,5</text:p>
          </table:table-cell>
          <table:table-cell table:formula="of:=[.F12]*1.37" office:value-type="float" office:value="0.685">
            <text:p>0,685</text:p>
          </table:table-cell>
          <table:table-cell table:formula="of:=[.G12]/1000*25.4*1000" office:value-type="float" office:value="17.399">
            <text:p>17,399</text:p>
          </table:table-cell>
          <table:table-cell table:formula="of:=[.H12]/1000" office:value-type="float" office:value="0.017399">
            <text:p>0,017399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SUM([.I10:.I12])" office:value-type="float" office:value="1.533398">
            <text:p>1,5333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office:value-type="string">
            <text:p>thickness [mm]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1">
            <text:p>1</text:p>
          </table:table-cell>
          <table:table-cell table:formula="of:=[.F16]*1.37" office:value-type="float" office:value="1.37">
            <text:p>1,37</text:p>
          </table:table-cell>
          <table:table-cell table:formula="of:=[.G16]/1000*25.4*1000" office:value-type="float" office:value="34.798">
            <text:p>34,798</text:p>
          </table:table-cell>
          <table:table-cell table:formula="of:=[.H16]/1000" office:value-type="float" office:value="0.034798">
            <text:p>0,03479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office:value-type="string">
            <text:p>-</text:p>
          </table:table-cell>
          <table:table-cell office:value-type="float" office:value="4.2">
            <text:p>4,2</text:p>
          </table:table-cell>
          <table:table-cell/>
          <table:table-cell office:value-type="float" office:value="79">
            <text:p>79</text:p>
          </table:table-cell>
          <table:table-cell table:formula="of:=[.G17]/1000*25.4*1000" office:value-type="float" office:value="2006.6">
            <text:p>2006,6</text:p>
          </table:table-cell>
          <table:table-cell table:formula="of:=[.H17]/1000" office:value-type="float" office:value="2.0066">
            <text:p>2,0066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1">
            <text:p>1</text:p>
          </table:table-cell>
          <table:table-cell table:formula="of:=[.F18]*1.37" office:value-type="float" office:value="1.37">
            <text:p>1,37</text:p>
          </table:table-cell>
          <table:table-cell table:formula="of:=[.G18]/1000*25.4*1000" office:value-type="float" office:value="34.798">
            <text:p>34,798</text:p>
          </table:table-cell>
          <table:table-cell table:formula="of:=[.H18]/1000" office:value-type="float" office:value="0.034798">
            <text:p>0,03479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16:.I18])" office:value-type="float" office:value="2.076196">
            <text:p>2,076196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-layer" table:style-name="ta1" table:print="false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2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table:style-name="ce1" office:value-type="string">
            <text:p>thickness [mm]</text:p>
          </table:table-cell>
          <table:table-cell table:number-columns-repeated="2"/>
          <table:table-cell table:style-name="ce1" office:value-type="string">
            <text:p>thickness [mil]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1">
            <text:p>1</text:p>
          </table:table-cell>
          <table:table-cell table:formula="of:=[.F4]*1.37" office:value-type="float" office:value="1.37">
            <text:p>1.37</text:p>
          </table:table-cell>
          <table:table-cell table:formula="of:=[.G4]*25.4" office:value-type="float" office:value="34.798">
            <text:p>34.798</text:p>
          </table:table-cell>
          <table:table-cell table:formula="of:=[.H4]/1000" office:value-type="float" office:value="0.034798">
            <text:p>0.035</text:p>
          </table:table-cell>
          <table:table-cell table:number-columns-repeated="2"/>
          <table:table-cell table:formula="of:=[.H4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5]/1000" office:value-type="float" office:value="0.115">
            <text:p>0.115</text:p>
          </table:table-cell>
          <table:table-cell table:number-columns-repeated="2"/>
          <table:table-cell table:formula="of:=[.H5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6]/1000" office:value-type="float" office:value="0.115">
            <text:p>0.115</text:p>
          </table:table-cell>
          <table:table-cell table:formula="of:=[.I6]+[.I5]" office:value-type="float" office:value="0.23">
            <text:p>0.23</text:p>
          </table:table-cell>
          <table:table-cell/>
          <table:table-cell table:formula="of:=[.H6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ner1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1">
            <text:p>1</text:p>
          </table:table-cell>
          <table:table-cell table:formula="of:=[.F7]*1.37" office:value-type="float" office:value="1.37">
            <text:p>1.37</text:p>
          </table:table-cell>
          <table:table-cell table:formula="of:=[.G7]*25.4" office:value-type="float" office:value="34.798">
            <text:p>34.798</text:p>
          </table:table-cell>
          <table:table-cell table:formula="of:=[.H7]/1000" office:value-type="float" office:value="0.034798">
            <text:p>0.035</text:p>
          </table:table-cell>
          <table:table-cell table:number-columns-repeated="2"/>
          <table:table-cell table:formula="of:=[.H7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39">
            <text:p>39</text:p>
          </table:table-cell>
          <table:table-cell table:formula="of:=[.G8]*25.4" office:value-type="float" office:value="990.6">
            <text:p>990.6</text:p>
          </table:table-cell>
          <table:table-cell table:formula="of:=[.H8]/1000" office:value-type="float" office:value="0.9906">
            <text:p>0.991</text:p>
          </table:table-cell>
          <table:table-cell table:number-columns-repeated="2"/>
          <table:table-cell table:formula="of:=[.H8]/25.4" office:value-type="float" office:value="39">
            <text:p>39.000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ner2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1">
            <text:p>1</text:p>
          </table:table-cell>
          <table:table-cell table:formula="of:=[.F9]*1.37" office:value-type="float" office:value="1.37">
            <text:p>1.37</text:p>
          </table:table-cell>
          <table:table-cell table:formula="of:=[.G9]*25.4" office:value-type="float" office:value="34.798">
            <text:p>34.798</text:p>
          </table:table-cell>
          <table:table-cell table:formula="of:=[.H9]/1000" office:value-type="float" office:value="0.034798">
            <text:p>0.035</text:p>
          </table:table-cell>
          <table:table-cell table:number-columns-repeated="2"/>
          <table:table-cell table:formula="of:=[.H9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10]/1000" office:value-type="float" office:value="0.115">
            <text:p>0.115</text:p>
          </table:table-cell>
          <table:table-cell table:number-columns-repeated="2"/>
          <table:table-cell table:formula="of:=[.H10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11]/1000" office:value-type="float" office:value="0.115">
            <text:p>0.115</text:p>
          </table:table-cell>
          <table:table-cell table:formula="of:=[.I11]+[.I10]" office:value-type="float" office:value="0.23">
            <text:p>0.23</text:p>
          </table:table-cell>
          <table:table-cell/>
          <table:table-cell table:formula="of:=[.H11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1">
            <text:p>1</text:p>
          </table:table-cell>
          <table:table-cell table:formula="of:=[.F12]*1.37" office:value-type="float" office:value="1.37">
            <text:p>1.37</text:p>
          </table:table-cell>
          <table:table-cell table:formula="of:=[.G12]*25.4" office:value-type="float" office:value="34.798">
            <text:p>34.798</text:p>
          </table:table-cell>
          <table:table-cell table:formula="of:=[.H12]/1000" office:value-type="float" office:value="0.034798">
            <text:p>0.035</text:p>
          </table:table-cell>
          <table:table-cell table:number-columns-repeated="2"/>
          <table:table-cell table:formula="of:=[.H12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" table:formula="of:=SUM([.I4:.I12])" office:value-type="float" office:value="1.589792">
            <text:p>1.590</text:p>
          </table:table-cell>
          <table:table-cell table:number-columns-repeated="2"/>
          <table:table-cell table:style-name="ce3" table:formula="of:=SUM([.L4:.L12])" office:value-type="float" office:value="62.5902362204724">
            <text:p>62.590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table:style-name="ce1" office:value-type="string">
            <text:p>thickness [mm]</text:p>
          </table:table-cell>
          <table:table-cell table:number-columns-repeated="2"/>
          <table:table-cell table:style-name="ce1" office:value-type="string">
            <text:p>thickness [mil]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19]*1.37" office:value-type="float" office:value="0.685">
            <text:p>0.685</text:p>
          </table:table-cell>
          <table:table-cell table:formula="of:=[.G19]*25.4" office:value-type="float" office:value="17.399">
            <text:p>17.399</text:p>
          </table:table-cell>
          <table:table-cell table:formula="of:=[.H19]/1000" office:value-type="float" office:value="0.017399">
            <text:p>0.017</text:p>
          </table:table-cell>
          <table:table-cell table:number-columns-repeated="2"/>
          <table:table-cell table:formula="of:=[.H19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20]/1000" office:value-type="float" office:value="0.115">
            <text:p>0.115</text:p>
          </table:table-cell>
          <table:table-cell table:number-columns-repeated="2"/>
          <table:table-cell table:formula="of:=[.H20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ner1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21]*1.37" office:value-type="float" office:value="0.685">
            <text:p>0.685</text:p>
          </table:table-cell>
          <table:table-cell table:formula="of:=[.G21]*25.4" office:value-type="float" office:value="17.399">
            <text:p>17.399</text:p>
          </table:table-cell>
          <table:table-cell table:formula="of:=[.H21]/1000" office:value-type="float" office:value="0.017399">
            <text:p>0.017</text:p>
          </table:table-cell>
          <table:table-cell table:number-columns-repeated="2"/>
          <table:table-cell table:formula="of:=[.H21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28">
            <text:p>28</text:p>
          </table:table-cell>
          <table:table-cell table:formula="of:=[.G22]*25.4" office:value-type="float" office:value="711.2">
            <text:p>711.2</text:p>
          </table:table-cell>
          <table:table-cell table:formula="of:=[.H22]/1000" office:value-type="float" office:value="0.7112">
            <text:p>0.711</text:p>
          </table:table-cell>
          <table:table-cell table:number-columns-repeated="2"/>
          <table:table-cell table:formula="of:=[.H22]/25.4" office:value-type="float" office:value="28">
            <text:p>28.000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ner2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23]*1.37" office:value-type="float" office:value="0.685">
            <text:p>0.685</text:p>
          </table:table-cell>
          <table:table-cell table:formula="of:=[.G23]*25.4" office:value-type="float" office:value="17.399">
            <text:p>17.399</text:p>
          </table:table-cell>
          <table:table-cell table:formula="of:=[.H23]/1000" office:value-type="float" office:value="0.017399">
            <text:p>0.017</text:p>
          </table:table-cell>
          <table:table-cell table:number-columns-repeated="2"/>
          <table:table-cell table:formula="of:=[.H23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24]/1000" office:value-type="float" office:value="0.115">
            <text:p>0.115</text:p>
          </table:table-cell>
          <table:table-cell table:number-columns-repeated="2"/>
          <table:table-cell table:formula="of:=[.H24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25]*1.37" office:value-type="float" office:value="0.685">
            <text:p>0.685</text:p>
          </table:table-cell>
          <table:table-cell table:formula="of:=[.G25]*25.4" office:value-type="float" office:value="17.399">
            <text:p>17.399</text:p>
          </table:table-cell>
          <table:table-cell table:formula="of:=[.H25]/1000" office:value-type="float" office:value="0.017399">
            <text:p>0.017</text:p>
          </table:table-cell>
          <table:table-cell table:number-columns-repeated="2"/>
          <table:table-cell table:formula="of:=[.H25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" table:formula="of:=SUM([.I19:.I25])" office:value-type="float" office:value="1.010796">
            <text:p>1.011</text:p>
          </table:table-cell>
          <table:table-cell table:number-columns-repeated="2"/>
          <table:table-cell table:style-name="ce3" table:formula="of:=SUM([.L19:.L25])" office:value-type="float" office:value="39.7951181102362">
            <text:p>39.795</text:p>
          </table:table-cell>
          <table:table-cell table:number-columns-repeated="10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7.07.2017</text:date>, <text:time>14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5-20T23:24:19.06</meta:creation-date>
    <meta:generator>OpenOffice/4.1.2$Win32 OpenOffice.org_project/412m3$Build-9782</meta:generator>
    <dc:date>2017-07-07T14:28:40.16</dc:date>
    <meta:editing-duration>PT1H40M55S</meta:editing-duration>
    <meta:editing-cycles>13</meta:editing-cycles>
    <meta:document-statistic meta:table-count="3" meta:cell-count="210" meta:object-count="0"/>
  </office:meta>
</office:document-meta>
</file>